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127_for_qiuyan81.test_parser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g_127_for_qiuyan81.test_parserUndefin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g_127_for_qiuyan81.test_parserUndefined_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g_127_for_qiuyan81.test_parserUndefined_sing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g_127_for_qiuyan81.test_parserUndefined_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g_127_for_qiuyan81.test_parserUndefined_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g_127_for_qiuyan81.test_parserUndefined_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g_127_for_qiuyan81.test_parserUndefined_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g_127_for_qiuyan81.test_parserUndefined_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g_127_for_qiuyan81.test_parserUndefined_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g_127_for_qiuyan81.test_parserUndefined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g_127_for_qiuyan81.test_parserUndefined_com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